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fo:color="#000000" loext:opacity="100%" style:text-position="sub 58%" style:font-name="Courier" fo:font-size="12pt" style:font-name-asian="Courier" style:font-size-asian="12pt" style:font-name-complex="Courier" style:font-size-complex="12pt"/>
    </style:style>
    <style:style style:name="T5" style:family="text">
      <style:text-properties fo:color="#000000" loext:opacity="100%" style:text-position="sub 58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QZ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Calcula los vap's aplicando el método QZ<text:tab/>*/ /*<text:tab/><text:tab/>implícito<text:tab/>y los vep's mediante iteración inversa.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QZEXPLIC</text:p>
      <text:p text:style-name="P2">#define QZEXPLIC</text:p>
      <text:p text:style-name="P3"><text:span text:style-name="T1"/></text:p>
      <text:p text:style-name="P2">int QZimplic(matriz, matriz, matriz, matriz, escalar, escalar, escalar, indice, indice, unsigned int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pueden ser matrices nulas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Matriz unitaria </text:span><text:span text:style-name="T2">Q</text:span><text:span text:style-name="T1">.</text:span></text:p>
      <text:p text:style-name="P3"><text:span text:style-name="T1">%4: Matriz unitaria </text:span><text:span text:style-name="T2">Z</text:span><text:span text:style-name="T1">.</text:span></text:p>
      <text:p text:style-name="P2">%5: Valor eps.</text:p>
      <text:p text:style-name="P3"><text:span text:style-name="T1">%6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7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8: Límite posicional </text:span><text:span text:style-name="T3">inf</text:span><text:span text:style-name="T1">.</text:span></text:p>
      <text:p text:style-name="P3"><text:span text:style-name="T1">%9: Límite posicional </text:span><text:span text:style-name="T3">sup</text:span><text:span text:style-name="T1">.</text:span></text:p>
      <text:p text:style-name="P2">%10: Dimensión del problema.</text:p>
      <text:p text:style-name="P2">*/</text:p>
      <text:p text:style-name="P2">/*Post : La rutina devuelve un código de error si se excede el número de iteraciones del problema, en caso contrario devuelve <text:soft-page-break/>un código de no error.</text:p>
      <text:p text:style-name="P4"><text:span text:style-name="T1">El objetivo del procedimiento es conseguir que la matriz </text:span><text:span text:style-name="T2">A</text:span><text:span text:style-name="T1"> pase de una estructura Hessemberg a matriz cuasitriangular ejecutándo el paso QZ de desplazamiento doble implícito, para poder calcular seguidamente los autovalores, dejando el matriz </text:span><text:span text:style-name="T2">B</text:span><text:span text:style-name="T1"> con estructura triangular 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se verán modificadas de tal forma que se cumplirán las ecuaciones:</text:span></text:p>
      <text:p text:style-name="P5"><text:span text:style-name="T2">A'</text:span><text:span text:style-name="T1"> = </text:span><text:span text:style-name="T2">Q</text:span><text:span text:style-name="T1"> * </text:span><text:span text:style-name="T2">A</text:span><text:span text:style-name="T1"> * </text:span><text:span text:style-name="T2">Z</text:span></text:p>
      <text:p text:style-name="P5"><text:span text:style-name="T2">B'</text:span><text:span text:style-name="T1"> = </text:span><text:span text:style-name="T2">Q</text:span><text:span text:style-name="T1"> * </text:span><text:span text:style-name="T2">B</text:span><text:span text:style-name="T1"> * </text:span><text:span text:style-name="T2">Z</text:span></text:p>
      <text:p text:style-name="P2">donde todas las matrices son reales.</text:p>
      <text:p text:style-name="P2">*/</text:p>
      <text:p text:style-name="P3"><text:span text:style-name="T1"/></text:p>
      <text:p text:style-name="P2">int QZimplic2(matriz, matriz, escalar, escalar, escalar, indice, indice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2">%3: Valor eps.</text:p>
      <text:p text:style-name="P3"><text:span text:style-name="T1">%4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5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6: Límite posicional </text:span><text:span text:style-name="T3">inf</text:span><text:span text:style-name="T1">.</text:span></text:p>
      <text:p text:style-name="P3"><text:span text:style-name="T1">%7: Límite posicional </text:span><text:span text:style-name="T3">sup</text:span><text:span text:style-name="T1">.</text:span></text:p>
      <text:p text:style-name="P2">*/</text:p>
      <text:p text:style-name="P2">/*Post : La rutina devuelve un código de error si se excede el número de iteraciones del problema, en caso contrario devuelve un código de no error.</text:p>
      <text:p text:style-name="P4"><text:span text:style-name="T1">El objetivo del procedimiento es conseguir que la matriz </text:span><text:span text:style-name="T2">A</text:span><text:span text:style-name="T1"> pase de una estructura Hessemberg a matriz cuasitriangular ejecutando el paso QZ de desplazamiento doble implícito, para poder calcular seguidamente los autovalores, dejando el matriz </text:span><text:span text:style-name="T2">B</text:span><text:span text:style-name="T1"> con estructura triangular superior.</text:span></text:p>
      <text:p text:style-name="P4"><text:span text:style-name="T1">En este caso las matrices </text:span><text:span text:style-name="T2">Q</text:span><text:span text:style-name="T1"> y </text:span><text:span text:style-name="T2">Z</text:span><text:span text:style-name="T1"> no se explicitan.</text:span></text:p>
      <text:p text:style-name="P2">*/</text:p>
      <text:p text:style-name="P3"><text:span text:style-name="T1"/></text:p>
      <text:p text:style-name="P2">void QZimstep(matriz, matriz, matriz, matriz, escalar, escalar, escalar, infice, indice, unsigned int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</text:span><text:soft-page-break/><text:span text:style-name="T1">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pueden ser matrices nulas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Matriz unitaria </text:span><text:span text:style-name="T2">Q</text:span><text:span text:style-name="T1">.</text:span></text:p>
      <text:p text:style-name="P3"><text:span text:style-name="T1">%4: Matriz unitaria </text:span><text:span text:style-name="T2">Z</text:span><text:span text:style-name="T1">.</text:span></text:p>
      <text:p text:style-name="P2">%5: Valor eps.</text:p>
      <text:p text:style-name="P3"><text:span text:style-name="T1">%6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7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8: Límite posicional </text:span><text:span text:style-name="T3">inf</text:span><text:span text:style-name="T1">.</text:span></text:p>
      <text:p text:style-name="P3"><text:span text:style-name="T1">%9: Límite posicional </text:span><text:span text:style-name="T3">sup</text:span><text:span text:style-name="T1">.</text:span></text:p>
      <text:p text:style-name="P2">%10: Dimensión del problema.</text:p>
      <text:p text:style-name="P2">*/</text:p>
      <text:p text:style-name="P2">/*Post : La rutina ejecuta un paso del procedimiento QZ con desplazamiento doble implícito, es decir, es el paso que se reitera iterativamente y que provoca que el elemento:</text:p>
      <text:p text:style-name="P5"><text:span text:style-name="T3">a</text:span><text:span text:style-name="T5">n,n-1</text:span><text:span text:style-name="T1"> -&gt; 0 si es un autovalor real.</text:span></text:p>
      <text:p text:style-name="P5"><text:span text:style-name="T3">a</text:span><text:span text:style-name="T5">n-1,n-2</text:span><text:span text:style-name="T1"> -&gt; 0 si es un autovalor imaginari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se ven modificadas por el paso QZ.</text:span></text:p>
      <text:p text:style-name="P2">*/</text:p>
      <text:p text:style-name="P3"><text:span text:style-name="T1"/></text:p>
      <text:p text:style-name="P2">void QZimstep2(matriz, matriz, escalar, escalar, escalar, indice, indice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2">%3: Valor eps.</text:p>
      <text:p text:style-name="P3"><text:span text:style-name="T1">%4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5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6: Límite posicional </text:span><text:span text:style-name="T3">inf</text:span><text:span text:style-name="T1">.</text:span></text:p>
      <text:p text:style-name="P3"><text:span text:style-name="T1">%7: Límite posicional </text:span><text:span text:style-name="T3">sup</text:span><text:span text:style-name="T1">.</text:span></text:p>
      <text:p text:style-name="P2">*/</text:p>
      <text:p text:style-name="P2">/*Post : La rutina ejecuta un paso del procedimiento QZ con desplazamiento doble implícito, es decir, es el paso que se reitera iterativamente y que provoca que el elemento:</text:p>
      <text:p text:style-name="P5"><text:span text:style-name="T3">a</text:span><text:span text:style-name="T5">n,n-1</text:span><text:span text:style-name="T1"> -&gt; 0 si es un autovalor real.</text:span></text:p>
      <text:p text:style-name="P5"><text:soft-page-break/><text:span text:style-name="T3">a</text:span><text:span text:style-name="T5">n-1,n-2</text:span><text:span text:style-name="T1"> -&gt; 0 si es un autovalor imaginari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se acumulan en este procedimiento, para de este modo ahorrar tiempo de computación.</text:span></text:p>
      <text:p text:style-name="P2">*/</text:p>
      <text:p text:style-name="P3"><text:span text:style-name="T1"/></text:p>
      <text:p text:style-name="P2">void QZdeflacción(matriz, matriz, matriz, matriz, indice, escalar, escalar, escalar, infice, indice, unsigned int);</text:p>
      <text:p text:style-name="P2">/* Este procedimiento es el mismo que el del bloque de procedimientos QZ explícito.*/</text:p>
      <text:p text:style-name="P3"><text:span text:style-name="T1"/></text:p>
      <text:p text:style-name="P2">void QZdeflacción2(matriz, matriz, escalar, indice, escalar, escalar, indice, indice);</text:p>
      <text:p text:style-name="P2">/* Este procedimiento es el mismo que el del bloque de procedimientos QZ explícito.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4" meta:paragraph-count="102" meta:word-count="781" meta:character-count="4885" meta:non-whitespace-character-count="4108"/>
  </office:meta>
</office:document-meta>
</file>